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34d" officeooo:paragraph-rsid="000ab34d"/>
    </style:style>
    <style:style style:name="P2" style:family="paragraph" style:parent-style-name="Standard">
      <style:text-properties officeooo:paragraph-rsid="000ab34d"/>
    </style:style>
    <style:style style:name="P3" style:family="paragraph" style:parent-style-name="Standard">
      <style:text-properties fo:font-weight="bold" officeooo:paragraph-rsid="000ab34d" style:font-weight-asian="bold" style:font-weight-complex="bold"/>
    </style:style>
    <style:style style:name="P4" style:family="paragraph" style:parent-style-name="Standard">
      <style:text-properties fo:font-weight="bold" officeooo:rsid="000ab34d" officeooo:paragraph-rsid="000ab34d" style:font-weight-asian="bold" style:font-weight-complex="bold"/>
    </style:style>
    <style:style style:name="P5" style:family="paragraph" style:parent-style-name="Standard">
      <style:text-properties fo:font-weight="normal" officeooo:rsid="000ab34d" officeooo:paragraph-rsid="000ab34d" style:font-weight-asian="normal" style:font-weight-complex="normal"/>
    </style:style>
    <style:style style:name="T1" style:family="text">
      <style:text-properties officeooo:rsid="000ab34d"/>
    </style:style>
    <style:style style:name="T2" style:family="text">
      <style:text-properties fo:font-style="italic"/>
    </style:style>
    <style:style style:name="T3" style:family="text">
      <style:text-properties style:text-position="-8% 80%"/>
    </style:style>
    <style:style style:name="T4" style:family="text">
      <style:text-properties style:text-position="-8% 80%" fo:font-style="italic"/>
    </style:style>
    <style:style style:name="T5" style:family="text">
      <style:text-properties style:text-position="0% 100%" fo:font-style="normal" officeooo:rsid="000ab34d" style:font-style-asian="normal" style:font-style-complex="normal"/>
    </style:style>
    <style:style style:name="T6" style:family="text">
      <style:text-properties style:text-position="0% 100%" fo:font-style="normal" fo:font-weight="bold" officeooo:rsid="000ab34d" style:font-style-asian="normal" style:font-weight-asian="bold" style:font-style-complex="normal" style:font-weight-complex="bold"/>
    </style:style>
    <style:style style:name="T7" style:family="text">
      <style:text-properties style:text-position="0% 100%" officeooo:rsid="000ab34d"/>
    </style:style>
    <style:style style:name="T8" style:family="text">
      <style:text-properties style:text-position="0% 100%" fo:font-weight="bold" officeooo:rsid="000ab34d" style:font-weight-asian="bold" style:font-weight-complex="bold"/>
    </style:style>
    <style:style style:name="T9" style:family="text">
      <style:text-properties style:text-position="0% 100%" fo:font-weight="normal" officeooo:rsid="000ab34d" style:font-weight-asian="normal" style:font-weight-complex="normal"/>
    </style:style>
    <style:style style:name="T10" style:family="text">
      <style:text-properties fo:font-weight="bold" officeooo:rsid="000ab34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0c0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ordham2018: </text:span></text:p>
      <text:p text:style-name="P2">- coupled ecological-niche-population models and ecological niche models </text:p>
      <text:p text:style-name="P2">- shifts in the ranges of bird species across a 40-year period, 10 km grid-cell data for two time periods: 1968–1972 (<text:span text:style-name="T2">t</text:span><text:span text:style-name="T3">1</text:span>), 2007–2011 (<text:span text:style-name="T2">t</text:span><text:span text:style-name="T3">2</text:span>) </text:p>
      <text:p text:style-name="P2">- <text:span text:style-name="T1">e</text:span>cological niche models <text:span text:style-name="T11">were trained with British and European wide distributions data</text:span> <text:span text:style-name="T1">(</text:span>data centred on 1970<text:span text:style-name="T1">) </text:span>and then projected in Britain alone <text:span text:style-name="T1">(</text:span>data centred on 2010<text:span text:style-name="T1">)</text:span></text:p>
      <text:p text:style-name="P2">- observed and predicted spatial patterns of species ranges for <text:span text:style-name="T2">t</text:span><text:span text:style-name="T4">2 </text:span><text:span text:style-name="T5">(mainly </text:span><text:span text:style-name="T6">TSS</text:span><text:span text:style-name="T5">)</text:span>, and <text:span text:style-name="T1">a</text:span><text:span text:style-name="T9">bsolute differences in observed and predicted percentage change in range size</text:span> between <text:span text:style-name="T2">t</text:span><text:span text:style-name="T3">1</text:span> and <text:span text:style-name="T2">t</text:span><text:span text:style-name="T3">2 </text:span><text:span text:style-name="T7">(</text:span><text:span text:style-name="T8">observed proportional changes in range area</text:span><text:span text:style-name="T9">: number of cells gained – number of cells lost / <text:s/>total number of sites occupied in both times (stable range)) </text:span></text:p>
      <text:p text:style-name="Standard"/>
      <text:p text:style-name="P4">Illan2014</text:p>
      <text:p text:style-name="P2"><text:span text:style-name="T1">- p</text:span>resence/absence models, <text:span text:style-name="T1">both in hindcast and forecast</text:span></text:p>
      <text:p text:style-name="P2">- 1970–1974 data <text:span text:style-name="T1">to </text:span>1998–2002 <text:span text:style-name="T1">data</text:span></text:p>
      <text:p text:style-name="P2">- <text:span text:style-name="T1">AUC</text:span></text:p>
      <text:p text:style-name="P2"><text:span text:style-name="T1">(</text:span>- <text:span text:style-name="T1">also abundance models, correlations </text:span>between observed and predicted abundances <text:span text:style-name="T1">and correlations between observed and predicted c</text:span>hanges in abundance – Spearman rank correlations<text:span text:style-name="T1">)</text:span></text:p>
      <text:p text:style-name="P1"/>
      <text:p text:style-name="P3"><text:span text:style-name="T1">Oliver2012</text:span></text:p>
      <text:p text:style-name="P2"><text:span text:style-name="T1">- </text:span>estimated probability of occurrence scores generated from SDMs against independent empirical data on population density and stability</text:p>
      <text:p text:style-name="P2">- bird and butterfly species over 15 years</text:p>
      <text:p text:style-name="P2"/>
      <text:p text:style-name="P4">Hodel2022</text:p>
      <text:p text:style-name="P5">- proportion marsh species/mangrove species</text:p>
      <text:p text:style-name="P2">- considered the SDM to be properly fit when it accurately inferred the anticipated relative change in suitable habitat between the average mangrove species and the average salt marsh species </text:p>
      <text:p text:style-name="P2"/>
      <text:p text:style-name="P4">Dobrowski2011</text:p>
      <text:p text:style-name="P2"><text:span text:style-name="T1">- v</text:span>ascular plant species, <text:span text:style-name="T1">1930s and the present days</text:span></text:p>
      <text:p text:style-name="P2">- <text:span text:style-name="T1">both forecast and hincast</text:span></text:p>
      <text:p text:style-name="P2">- <text:span text:style-name="T1">evaluation: AUC / transferability index </text:span></text:p>
      <text:p text:style-name="P2"/>
      <text:p text:style-name="P4">Kharouba2009</text:p>
      <text:p text:style-name="P2"><text:span text:style-name="T1">- forecast: </text:span>1901–1930 <text:span text:style-name="T1">to </text:span>1961–1990, <text:span text:style-name="T1">then compared forecast model and current model ranges</text:span></text:p>
      <text:p text:style-name="P2">- <text:span text:style-name="T1">predictive ability at </text:span><text:span text:style-name="T10">two scales</text:span><text:span text:style-name="T1">: </text:span>pixels and <text:span text:style-name="T1">e</text:span>codistricts</text:p>
      <text:p text:style-name="P2">- <text:span text:style-name="T1">pixel scale: linear regression between sutiability of forecast model against suitability of current model</text:span></text:p>
      <text:p text:style-name="P2">- <text:span text:style-name="T1">ecodistrict scale: </text:span>mean predicted suitability, conditional autoregressive <text:span text:style-name="T1">(more robust in the presence of spatial autocorrelation) </text:span>and regression models</text:p>
      <text:p text:style-name="P2"/>
      <text:p text:style-name="P2"/>
      <text:p text:style-name="P4">Smith2013</text:p>
      <text:p text:style-name="P1">- models were trained using records either from 1900 to 1939 (the ‘historic’ era) or 1970 to 2009 (the ‘modern’ era) and projected to the same era or the opposing era</text:p>
      <text:p text:style-name="Standard">- <text:span text:style-name="T1">AUC, </text:span><text:span text:style-name="T12">and </text:span><text:span text:style-name="T1">correlation between predicted values and the probability of presence/absence (?)</text:span></text:p>
      <text:p text:style-name="Standard">- Omission or commission rates </text:p>
      <text:p text:style-name="Standard"/>
      <text:p text:style-name="Standard"/>
      <text:p text:style-name="Standard">Araujo2005, Kharouba2009, Smith2013</text:p>
      <text:p text:style-name="Standard"/>
      <text:p text:style-name="Standard"/>
      <text:p text:style-name="Standard"><text:soft-page-break/>Roberts &amp; Hamann, <text:bookmark text:name="gcb13935-bib-0059_R_d48306248e2"/><text:span text:style-name="T1">2012</text:span></text:p>
      <text:p text:style-name="P2"/>
      <text:p text:style-name="Standard"/>
      <text:p text:style-name="Standard"/>
      <text:p text:style-name="Standard"/>
      <text:p text:style-name="Standard"/>
      <text:p text:style-name="Standard">Pearman, P. B., Randin, C. F., Broennimann, O., Vittoz, P., van der Knaap, W. O., Engler, R., … Guisan, A. (2008). Prediction of plant species distributions across six millennia. </text:p>
      <text:p text:style-name="P2"><text:span text:style-name="T1">=&gt; </text:span>degree of stability in species–environment correlations ?</text:p>
      <text:p text:style-name="P1"/>
      <text:p text:style-name="P1">Roberts2012</text:p>
      <text:p text:style-name="P1">- cross-validation, space-for-time and paleo : performance in paleo always weaker</text:p>
      <text:p text:style-name="P2"><text:span text:style-name="T1">- </text:span>projections based on palaeoclimate data using fossil data from 6000, 11000, 14000, 16000, and 21000 yr before present for validati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Van der Meersch</meta:initial-creator>
    <meta:creation-date>2023-10-04T11:06:28.156000000</meta:creation-date>
    <dc:date>2023-10-10T11:54:29.614000000</dc:date>
    <dc:creator>Victor Van der Meersch</dc:creator>
    <meta:editing-duration>P6DT48M1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2" meta:paragraph-count="36" meta:word-count="428" meta:character-count="2821" meta:non-whitespace-character-count="2424"/>
  </office:meta>
</office:document-meta>
</file>